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bdaa"/>
    </style:style>
    <style:style style:name="P3" style:family="paragraph" style:parent-style-name="Standard">
      <style:paragraph-properties fo:text-align="start" style:justify-single-word="false"/>
      <style:text-properties officeooo:paragraph-rsid="001abdaa"/>
    </style:style>
    <style:style style:name="P4" style:family="paragraph" style:parent-style-name="Standard">
      <style:paragraph-properties fo:text-align="center" style:justify-single-word="false"/>
      <style:text-properties officeooo:paragraph-rsid="001abdaa"/>
    </style:style>
    <style:style style:name="T1" style:family="text">
      <style:text-properties style:text-position="super 58%"/>
    </style:style>
    <style:style style:name="T2" style:family="text">
      <style:text-properties officeooo:rsid="001abd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4.01" style:data-style-name="N0">4.01</text:variable-set>: Special Projectiles</text:p>
      <text:p text:style-name="P4"/>
      <text:list xml:id="list1001138835731506707" text:style-name="L1">
        <text:list-item>
          <text:p text:style-name="P2">You throw a rock at 1<text:span text:style-name="T2">8</text:span> m/s directly toward the horizon, while standing at the edge of a 2<text:span text:style-name="T2">5</text:span> meter tall cliff.</text:p>
          <text:list>
            <text:list-item>
              <text:p text:style-name="P2">How long does it take the rock to hit the groun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307665106632" text:continue-numbering="true" text:style-name="L1">
        <text:list-item>
          <text:list>
            <text:list-item>
              <text:p text:style-name="P2">How far does the rock land from the bottom of the cliff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309006591364" text:continue-numbering="true" text:style-name="L1">
        <text:list-item>
          <text:list>
            <text:list-item>
              <text:p text:style-name="P2">What is the speed that the rock hits the ground at?</text:p>
            </text:list-item>
          </text:list>
        </text:list-item>
      </text:list>
      <text:p text:style-name="P3"/>
      <text:p text:style-name="P3"/>
      <text:p text:style-name="P3"/>
      <text:list xml:id="list193308455328927" text:continue-numbering="true" text:style-name="L1">
        <text:list-item>
          <text:list>
            <text:list-item>
              <text:p text:style-name="P2">What is the angle of impact of the rock?</text:p>
            </text:list-item>
          </text:list>
        </text:list-item>
      </text:list>
      <text:p text:style-name="P3"/>
      <text:p text:style-name="P3"/>
      <text:p text:style-name="P3"/>
      <text:list xml:id="list193308035610908" text:continue-numbering="true" text:style-name="L1">
        <text:list-item>
          <text:p text:style-name="P2">A soldier is practicing at the shooting range. The target is 2<text:span text:style-name="T2">3</text:span> meters away. <text:s/>His rifle has a muzzle-speed of 1<text:span text:style-name="T2">5</text:span>0 m/s and it is perfectly level with the ground.</text:p>
          <text:list>
            <text:list-item>
              <text:p text:style-name="P2">How long does it take the bullet to hit the targe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308733739688" text:continue-numbering="true" text:style-name="L1">
        <text:list-item>
          <text:list>
            <text:list-item>
              <text:p text:style-name="P2">How far does the bullet drop during this tim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307492188881" text:continue-numbering="true" text:style-name="L1">
        <text:list-item>
          <text:p text:style-name="P2">A pitcher throws a <text:span text:style-name="T2">curveball</text:span> at <text:span text:style-name="T2">2</text:span>0 m/s toward home plate, perfectly horizontal. <text:s/>The ball leaves his hand 1.5 meters above the ground. <text:s/></text:p>
          <text:list>
            <text:list-item>
              <text:p text:style-name="P2">How far does the ball go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307695584110" text:continue-numbering="true" text:style-name="L1">
        <text:list-item>
          <text:list>
            <text:list-item>
              <text:p text:style-name="P2">With what velocity (magnitude and direction) does the ball hit the ground?</text:p>
            </text:list-item>
          </text:list>
        </text:list-item>
      </text:list>
      <text:p text:style-name="P3"/>
      <text:p text:style-name="P3"/>
      <text:p text:style-name="P3"/>
      <text:list xml:id="list193308450783193" text:continue-numbering="true" text:style-name="L1">
        <text:list-item>
          <text:p text:style-name="P2"><text:soft-page-break/>A cannon is placed on a wall, 2<text:span text:style-name="T2">5</text:span> meters above the surrounding area. <text:s/>The cannon shoots cannonballs at a speed of <text:span text:style-name="T2">35</text:span>0 m/s, and is aimed at the horizon. <text:s/></text:p>
          <text:list>
            <text:list-item>
              <text:p text:style-name="P2">What is the distance that the cannonball travel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308542307058" text:continue-numbering="true" text:style-name="L1">
        <text:list-item>
          <text:list>
            <text:list-item>
              <text:p text:style-name="P2">What is the speed that the cannonball hits the ground with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308685046870" text:continue-numbering="true" text:style-name="L1">
        <text:list-item>
          <text:list>
            <text:list-item>
              <text:p text:style-name="P2">What is the angle of impact for the cannonball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308658853285" text:continue-numbering="true" text:style-name="L1">
        <text:list-item>
          <text:p text:style-name="P2">Billy-Bob rolls a bowling ball off a <text:span text:style-name="T2">35</text:span>-meter high cliff. <text:s/>The ball lands <text:span text:style-name="T2">15</text:span> meters away from the bottom of the cliff.</text:p>
          <text:list>
            <text:list-item>
              <text:p text:style-name="P2">What is the amount of time it takes the ball to hit the groun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308980861669" text:continue-numbering="true" text:style-name="L1">
        <text:list-item>
          <text:list>
            <text:list-item>
              <text:p text:style-name="P2">What is the initial velocity of the ball?</text:p>
            </text:list-item>
          </text:list>
        </text:list-item>
      </text:list>
      <text:p text:style-name="P3"/>
      <text:p text:style-name="P3"/>
      <text:p text:style-name="P3"/>
      <text:list xml:id="list193307425669342" text:continue-numbering="true" text:style-name="L1">
        <text:list-item>
          <text:list>
            <text:list-item>
              <text:p text:style-name="P2">What is the final velocity of the ball (speed and direction)?</text:p>
            </text:list-item>
          </text:list>
        </text:list-item>
      </text:list>
      <text:p text:style-name="P3"/>
      <text:p text:style-name="P3"/>
      <text:p text:style-name="P3"/>
      <text:list xml:id="list193307286628356" text:continue-numbering="true" text:style-name="L1">
        <text:list-item>
          <text:p text:style-name="P2">You are attempting to drive your car over a <text:span text:style-name="T2">2.25</text:span>-meter wide gap in the road. <text:s/>If both sides of the road are at the same height, are are perfectly level, how fast would you need to go in order to make it across?</text:p>
        </text:list-item>
      </text:list>
      <text:p text:style-name="P3"/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5-10-08T19:33:06.929044802" text:date-adjust="PT24H00M00S">10/09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20:44.100695043</meta:creation-date>
    <meta:editing-duration>P0D</meta:editing-duration>
    <meta:editing-cycles>2</meta:editing-cycles>
    <meta:generator>LibreOffice/4.2.8.2$Linux_X86_64 LibreOffice_project/420$Build-2</meta:generator>
    <meta:initial-creator>Jonas Williamson</meta:initial-creator>
    <dc:date>2015-10-08T19:33:06.906638844</dc:date>
    <dc:creator>Jonas Williamson</dc:creator>
    <meta:document-statistic meta:table-count="0" meta:image-count="2" meta:object-count="0" meta:page-count="2" meta:paragraph-count="23" meta:word-count="343" meta:character-count="1751" meta:non-whitespace-character-count="1408"/>
  </office:meta>
</office:document-meta>
</file>